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4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5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6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7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8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9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10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11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12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P13" style:family="paragraph" style:parent-style-name="Standard">
      <style:paragraph-properties fo:line-height="115%"/>
      <style:text-properties officeooo:rsid="00236c3f" officeooo:paragraph-rsid="00236c3f"/>
    </style:style>
    <style:style style:name="P14" style:family="paragraph" style:parent-style-name="Table_20_Contents">
      <style:text-properties officeooo:rsid="0023bc13" officeooo:paragraph-rsid="0023bc13"/>
    </style:style>
    <style:style style:name="P15" style:family="paragraph" style:parent-style-name="Table_20_Contents">
      <style:text-properties officeooo:rsid="0026649e" officeooo:paragraph-rsid="0026649e"/>
    </style:style>
    <style:style style:name="P16" style:family="paragraph" style:parent-style-name="Table_20_Contents">
      <style:text-properties officeooo:rsid="00278016" officeooo:paragraph-rsid="00278016"/>
    </style:style>
    <style:style style:name="T1" style:family="text">
      <style:text-properties officeooo:rsid="001ca00d"/>
    </style:style>
    <style:style style:name="T2" style:family="text">
      <style:text-properties officeooo:rsid="0023bc13"/>
    </style:style>
    <style:style style:name="T3" style:family="text">
      <style:text-properties officeooo:rsid="00259244"/>
    </style:style>
    <style:style style:name="T4" style:family="text">
      <style:text-properties officeooo:rsid="0026649e"/>
    </style:style>
    <style:style style:name="T5" style:family="text">
      <style:text-properties officeooo:rsid="00272d4c"/>
    </style:style>
    <style:style style:name="T6" style:family="text">
      <style:text-properties officeooo:rsid="002780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47437670" text:style-name="L1">
        <text:list-item>
          <text:p text:style-name="P3">Fonctionnalités:</text:p>
          <text:list>
            <text:list-item>
              <text:p text:style-name="P4">Utilisateur peut:</text:p>
              <text:list>
                <text:list-item>
                  <text:p text:style-name="P6">envoyer des messages, </text:p>
                </text:list-item>
                <text:list-item>
                  <text:p text:style-name="P6">effectuer des appels, </text:p>
                </text:list-item>
                <text:list-item>
                  <text:p text:style-name="P6">naviguer sur internet</text:p>
                </text:list-item>
                <text:list-item>
                  <text:p text:style-name="P7">voir liste des offres</text:p>
                </text:list-item>
                <text:list-item>
                  <text:p text:style-name="P7">acheter offre</text:p>
                  <text:list>
                    <text:list-item>
                      <text:p text:style-name="P8">via crédit</text:p>
                    </text:list-item>
                    <text:list-item>
                      <text:p text:style-name="P8">via mobile money</text:p>
                    </text:list-item>
                  </text:list>
                </text:list-item>
                <text:list-item>
                  <text:p text:style-name="P7">Avoir crédit</text:p>
                  <text:list>
                    <text:list-item>
                      <text:p text:style-name="P7">acheter crédit</text:p>
                      <text:list>
                        <text:list-item>
                          <text:p text:style-name="P8">via simple input</text:p>
                        </text:list-item>
                        <text:list-item>
                          <text:p text:style-name="P8">via mobile money</text:p>
                        </text:list-item>
                      </text:list>
                    </text:list-item>
                    <text:list-item>
                      <text:p text:style-name="P7">transferer crédit</text:p>
                    </text:list-item>
                    <text:list-item>
                      <text:p text:style-name="P9">solde crédit</text:p>
                    </text:list-item>
                  </text:list>
                </text:list-item>
                <text:list-item>
                  <text:p text:style-name="P7">voir reste de ses offres</text:p>
                </text:list-item>
                <text:list-item>
                  <text:p text:style-name="P7">Avoir un compte mobile money</text:p>
                  <text:list>
                    <text:list-item>
                      <text:p text:style-name="P7">dépôt argent</text:p>
                    </text:list-item>
                    <text:list-item>
                      <text:p text:style-name="P7">retrait argent</text:p>
                    </text:list-item>
                    <text:list-item>
                      <text:p text:style-name="P7">transferer argent</text:p>
                    </text:list-item>
                    <text:list-item>
                      <text:p text:style-name="P10">solde mobile money</text:p>
                    </text:list-item>
                  </text:list>
                </text:list-item>
                <text:list-item>
                  <text:p text:style-name="P7">Voir historique appel</text:p>
                </text:list-item>
              </text:list>
            </text:list-item>
            <text:list-item>
              <text:p text:style-name="P5">Administrateur peut:</text:p>
              <text:list>
                <text:list-item>
                  <text:p text:style-name="P7">créer offre</text:p>
                </text:list-item>
                <text:list-item>
                  <text:p text:style-name="P11">insérer les tarifications</text:p>
                  <text:list>
                    <text:list-item>
                      <text:p text:style-name="P11">message (interne, externe)</text:p>
                    </text:list-item>
                    <text:list-item>
                      <text:p text:style-name="P11">appel (interne, externe)</text:p>
                    </text:list-item>
                  </text:list>
                </text:list-item>
                <text:list-item>
                  <text:p text:style-name="P7">voir liste des offres</text:p>
                </text:list-item>
                <text:list-item>
                  <text:p text:style-name="P7">voir Statistiques</text:p>
                  <text:list>
                    <text:list-item>
                      <text:p text:style-name="P7">les offres les plus utilisés</text:p>
                    </text:list-item>
                    <text:list-item>
                      <text:p text:style-name="P11">consommation de message, appel, internet journalier</text:p>
                    </text:list-item>
                  </text:list>
                </text:list-item>
                <text:list-item>
                  <text:p text:style-name="P12">Valider les dépôts</text:p>
                </text:list-item>
              </text:list>
            </text:list-item>
          </text:list>
        </text:list-item>
      </text:list>
      <text:p text:style-name="P13"><text:tab/></text:p>
      <table:table table:name="Tableau1" table:style-name="Tableau1">
        <table:table-column table:style-name="Tableau1.A" table:number-columns-repeated="3"/>
        <table:table-row table:style-name="TableLine2746854851696">
          <table:table-cell table:style-name="Tableau1.A1" office:value-type="string">
            <text:p text:style-name="P14">Cas d’utilisation</text:p>
          </table:table-cell>
          <table:table-cell table:style-name="Tableau1.A1" office:value-type="string">
            <text:p text:style-name="P14">Description</text:p>
          </table:table-cell>
          <table:table-cell table:style-name="Tableau1.C1" office:value-type="string">
            <text:p text:style-name="P14">Notes</text:p>
          </table:table-cell>
        </table:table-row>
        <table:table-row table:style-name="TableLine2746854851696">
          <table:table-cell table:style-name="Tableau1.A2" office:value-type="string">
            <text:p text:style-name="P14">Crédit</text:p>
          </table:table-cell>
          <table:table-cell table:style-name="Tableau1.A2" office:value-type="string">
            <text:p text:style-name="Table_20_Contents">- <text:span text:style-name="T2">Utilisateur peut acheter du crédit via son compte mobile money</text:span></text:p>
            <text:p text:style-name="Table_20_Contents">- <text:span text:style-name="T3">Utilisateur peut transférer son crédit vers un autre utilisateur</text:span></text:p>
            <text:p text:style-name="Table_20_Contents">- <text:span text:style-name="T3">Utilisateur peut consulter le solde de son crédit</text:span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 table:style-name="TableLine2746854851696">
          <table:table-cell table:style-name="Tableau1.A2" office:value-type="string">
            <text:p text:style-name="P15">Mobile money</text:p>
          </table:table-cell>
          <table:table-cell table:style-name="Tableau1.A2" office:value-type="string">
            <text:p text:style-name="Table_20_Contents">- <text:span text:style-name="T4">Utilisateur a directement accès à un compte mobile money lorsqu’il s’inscrit via front-office</text:span></text:p>
            <text:p text:style-name="Table_20_Contents">- <text:span text:style-name="T4">Utilisateur peut effectuer des dépôts mais doit attendre validation</text:span></text:p>
            <text:p text:style-name="Table_20_Contents">- <text:span text:style-name="T4">Utilisateur peut effectuer des retraits</text:span></text:p>
            <text:p text:style-name="Table_20_Contents">- <text:span text:style-name="T4">Utilisateur peut effectuer des transfers</text:span></text:p>
            <text:p text:style-name="Table_20_Contents">- <text:span text:style-name="T5">Utilisateur peut consulter son solde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46854851696">
          <table:table-cell table:style-name="Tableau1.A2" office:value-type="string">
            <text:p text:style-name="P16">Front Office</text:p>
          </table:table-cell>
          <table:table-cell table:style-name="Tableau1.A2" office:value-type="string">
            <text:p text:style-name="Table_20_Contents">- <text:span text:style-name="T6">Utilisateur a accès à un espace client</text:span></text:p>
            <text:p text:style-name="Table_20_Contents">- <text:span text:style-name="T6">Utilisateur peut voir l’historique de ses appels</text:span></text:p>
            <text:p text:style-name="Table_20_Contents">- <text:span text:style-name="T6">Utilisateur peut voir l’historique de ses transactions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4685485169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4685485169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8T14:18:21.203000000</dc:date>
    <meta:editing-duration>PT1H5M55S</meta:editing-duration>
    <meta:editing-cycles>13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51" meta:word-count="237" meta:character-count="1395" meta:non-whitespace-character-count="1237"/>
  </office:meta>
</office:document-meta>
</file>